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left="0.5in">
        <style:tab-stops/>
      </style:paragraph-properties>
      <style:text-properties fo:font-weight="bold" style:font-weight-asian="bold" style:font-weight-complex="bold" fo:font-size="24pt" style:font-size-asian="24pt" style:font-size-complex="24pt"/>
    </style:style>
    <style:style style:name="P2" style:parent-style-name="Normal" style:family="paragraph">
      <style:paragraph-properties fo:text-align="center" fo:margin-left="0.5in">
        <style:tab-stops/>
      </style:paragraph-properties>
      <style:text-properties fo:font-weight="bold" style:font-weight-asian="bold" style:font-weight-complex="bold" fo:font-size="24pt" style:font-size-asian="24pt" style:font-size-complex="24pt"/>
    </style:style>
    <style:style style:name="P3" style:parent-style-name="Normal" style:family="paragraph">
      <style:paragraph-properties fo:text-align="center" fo:margin-left="1in">
        <style:tab-stops/>
      </style:paragraph-properties>
      <style:text-properties fo:font-size="18pt" style:font-size-asian="18pt" style:font-size-complex="18pt"/>
    </style:style>
    <style:style style:name="P4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5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" style:parent-style-name="Normal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8" style:parent-style-name="Normal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9" style:parent-style-name="Normal" style:family="paragraph">
      <style:paragraph-properties fo:margin-left="1in">
        <style:tab-stops/>
      </style:paragraph-properties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3" style:parent-style-name="Normal" style:family="paragraph">
      <style:paragraph-properties fo:margin-left="2in">
        <style:tab-stops/>
      </style:paragraph-properties>
      <style:text-properties fo:font-weight="bold" style:font-weight-asian="bold" style:font-weight-complex="bold"/>
    </style:style>
    <style:style style:name="P14" style:parent-style-name="Normal" style:family="paragraph">
      <style:paragraph-properties fo:margin-left="2in">
        <style:tab-stops/>
      </style:paragraph-properties>
      <style:text-properties fo:font-weight="bold" style:font-weight-asian="bold" style:font-weight-complex="bold"/>
    </style:style>
    <style:style style:name="P15" style:parent-style-name="Normal" style:family="paragraph">
      <style:paragraph-properties fo:margin-left="2in">
        <style:tab-stops/>
      </style:paragraph-properties>
      <style:text-properties fo:font-weight="bold" style:font-weight-asian="bold" style:font-weight-complex="bold"/>
    </style:style>
    <style:style style:name="P16" style:parent-style-name="Normal" style:family="paragraph">
      <style:paragraph-properties fo:margin-left="2in">
        <style:tab-stops/>
      </style:paragraph-properties>
      <style:text-properties fo:font-weight="bold" style:font-weight-asian="bold" style:font-weight-complex="bold"/>
    </style:style>
    <style:style style:name="P17" style:parent-style-name="Normal" style:family="paragraph">
      <style:paragraph-properties fo:margin-left="2in">
        <style:tab-stops/>
      </style:paragraph-properties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paragraph-properties fo:margin-left="2in">
        <style:tab-stops/>
      </style:paragraph-properties>
      <style:text-properties fo:font-weight="bold" style:font-weight-asian="bold" style:font-weight-complex="bold"/>
    </style:style>
    <style:style style:name="P20" style:parent-style-name="Normal" style:family="paragraph">
      <style:paragraph-properties fo:margin-left="2in">
        <style:tab-stops/>
      </style:paragraph-properties>
      <style:text-properties fo:font-weight="bold" style:font-weight-asian="bold" style:font-weight-complex="bold"/>
    </style:style>
    <style:style style:name="P21" style:parent-style-name="Normal" style:family="paragraph">
      <style:paragraph-properties fo:margin-left="2in">
        <style:tab-stops/>
      </style:paragraph-properties>
      <style:text-properties fo:font-weight="bold" style:font-weight-asian="bold" style:font-weight-complex="bold"/>
    </style:style>
    <style:style style:name="P22" style:parent-style-name="Normal" style:family="paragraph">
      <style:paragraph-properties fo:margin-left="2in">
        <style:tab-stops/>
      </style:paragraph-properties>
      <style:text-properties fo:font-weight="bold" style:font-weight-asian="bold" style:font-weight-complex="bold"/>
    </style:style>
    <style:style style:name="P23" style:parent-style-name="Normal" style:family="paragraph">
      <style:paragraph-properties fo:margin-left="2in">
        <style:tab-stops/>
      </style:paragraph-properties>
      <style:text-properties fo:font-weight="bold" style:font-weight-asian="bold" style:font-weight-complex="bold"/>
    </style:style>
    <style:style style:name="P24" style:parent-style-name="Normal" style:family="paragraph">
      <style:paragraph-properties fo:margin-left="2in">
        <style:tab-stops/>
      </style:paragraph-properties>
      <style:text-properties fo:font-weight="bold" style:font-weight-asian="bold" style:font-weight-complex="bold"/>
    </style:style>
    <style:style style:name="P25" style:parent-style-name="Normal" style:family="paragraph">
      <style:paragraph-properties fo:margin-left="2in">
        <style:tab-stops/>
      </style:paragraph-properties>
      <style:text-properties fo:font-weight="bold" style:font-weight-asian="bold" style:font-weight-complex="bold"/>
    </style:style>
    <style:style style:name="P26" style:parent-style-name="Normal" style:family="paragraph">
      <style:paragraph-properties fo:margin-left="2in">
        <style:tab-stops/>
      </style:paragraph-properties>
      <style:text-properties fo:font-weight="bold" style:font-weight-asian="bold" style:font-weight-complex="bold"/>
    </style:style>
    <style:style style:name="P27" style:parent-style-name="Normal" style:family="paragraph">
      <style:paragraph-properties fo:margin-left="2in">
        <style:tab-stops/>
      </style:paragraph-properties>
      <style:text-properties fo:font-weight="bold" style:font-weight-asian="bold" style:font-weight-complex="bold"/>
    </style:style>
    <style:style style:name="P28" style:parent-style-name="Normal" style:family="paragraph">
      <style:paragraph-properties fo:margin-left="2in">
        <style:tab-stops/>
      </style:paragraph-properties>
      <style:text-properties fo:font-weight="bold" style:font-weight-asian="bold" style:font-weight-complex="bold"/>
    </style:style>
    <style:style style:name="P29" style:parent-style-name="Normal" style:family="paragraph">
      <style:paragraph-properties fo:margin-left="2in">
        <style:tab-stops/>
      </style:paragraph-properties>
      <style:text-properties fo:font-weight="bold" style:font-weight-asian="bold" style:font-weight-complex="bold"/>
    </style:style>
    <style:style style:name="P30" style:parent-style-name="Normal" style:family="paragraph">
      <style:paragraph-properties fo:margin-left="2in">
        <style:tab-stops/>
      </style:paragraph-properties>
      <style:text-properties fo:font-weight="bold" style:font-weight-asian="bold" style:font-weight-complex="bold"/>
    </style:style>
    <style:style style:name="P31" style:parent-style-name="Normal" style:family="paragraph">
      <style:paragraph-properties fo:margin-left="2in">
        <style:tab-stops/>
      </style:paragraph-properties>
      <style:text-properties fo:font-weight="bold" style:font-weight-asian="bold" style:font-weight-complex="bold"/>
    </style:style>
    <style:style style:name="P32" style:parent-style-name="Normal" style:family="paragraph">
      <style:paragraph-properties fo:margin-left="2in">
        <style:tab-stops/>
      </style:paragraph-properties>
      <style:text-properties fo:font-weight="bold" style:font-weight-asian="bold" style:font-weight-complex="bold"/>
    </style:style>
    <style:style style:name="P33" style:parent-style-name="Normal" style:family="paragraph">
      <style:paragraph-properties fo:margin-left="2in">
        <style:tab-stops/>
      </style:paragraph-properties>
      <style:text-properties fo:font-weight="bold" style:font-weight-asian="bold" style:font-weight-complex="bold"/>
    </style:style>
    <style:style style:name="P34" style:parent-style-name="Normal" style:family="paragraph">
      <style:paragraph-properties fo:margin-left="2in">
        <style:tab-stops/>
      </style:paragraph-properties>
      <style:text-properties fo:font-weight="bold" style:font-weight-asian="bold" style:font-weight-complex="bold"/>
    </style:style>
    <style:style style:name="P35" style:parent-style-name="Normal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36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7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8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9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0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1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2" style:parent-style-name="Normal" style:family="paragraph">
      <style:paragraph-properties fo:margin-left="1.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4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46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7" style:parent-style-name="Normal" style:family="paragraph">
      <style:paragraph-properties fo:margin-left="1.5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9" style:parent-style-name="ListParagraph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P50" style:parent-style-name="ListParagraph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P51" style:parent-style-name="ListParagraph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P52" style:parent-style-name="ListParagraph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P53" style:parent-style-name="ListParagraph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P54" style:parent-style-name="ListParagraph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P55" style:parent-style-name="ListParagraph" style:list-style-name="LFO2" style:family="paragraph">
      <style:text-properties style:font-name="Times New Roman" style:font-name-complex="Times New Roman" fo:font-size="14pt" style:font-size-asian="14pt" style:font-size-complex="14pt"/>
    </style:style>
    <style:style style:name="P56" style:parent-style-name="ListParagraph" style:family="paragraph">
      <style:paragraph-properties fo:margin-left="1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57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8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9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8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9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9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9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93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4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5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6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7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8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9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0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1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2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3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4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5" style:parent-style-name="Normal" style:family="paragraph">
      <style:paragraph-properties fo:margin-left="1in">
        <style:tab-stops/>
      </style:paragraph-properties>
    </style:style>
    <style:style style:name="T10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08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9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0" style:parent-style-name="Normal" style:family="paragraph">
      <style:paragraph-properties fo:margin-left="1in">
        <style:tab-stops/>
      </style:paragraph-properties>
    </style:style>
    <style:style style:name="T11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13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4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5" style:parent-style-name="Normal" style:family="paragraph">
      <style:paragraph-properties fo:margin-left="1in">
        <style:tab-stops/>
      </style:paragraph-properties>
    </style:style>
    <style:style style:name="T11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18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9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0" style:parent-style-name="Normal" style:family="paragraph">
      <style:paragraph-properties fo:margin-left="1in">
        <style:tab-stops/>
      </style:paragraph-properties>
    </style:style>
    <style:style style:name="T12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23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4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5" style:parent-style-name="Normal" style:family="paragraph">
      <style:paragraph-properties fo:margin-left="1in">
        <style:tab-stops/>
      </style:paragraph-properties>
    </style:style>
    <style:style style:name="T12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28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9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0" style:parent-style-name="Normal" style:family="paragraph">
      <style:paragraph-properties fo:margin-left="1in">
        <style:tab-stops/>
      </style:paragraph-properties>
    </style:style>
    <style:style style:name="T13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33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4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5" style:parent-style-name="Normal" style:family="paragraph">
      <style:paragraph-properties fo:margin-left="1in">
        <style:tab-stops/>
      </style:paragraph-properties>
    </style:style>
    <style:style style:name="T13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38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9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0" style:parent-style-name="Normal" style:family="paragraph">
      <style:paragraph-properties fo:margin-left="1in">
        <style:tab-stops/>
      </style:paragraph-properties>
    </style:style>
    <style:style style:name="T14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43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4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5" style:parent-style-name="Normal" style:family="paragraph">
      <style:paragraph-properties fo:margin-left="1in">
        <style:tab-stops/>
      </style:paragraph-properties>
    </style:style>
    <style:style style:name="T14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48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9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0" style:parent-style-name="Normal" style:family="paragraph">
      <style:paragraph-properties fo:margin-left="1in">
        <style:tab-stops/>
      </style:paragraph-properties>
    </style:style>
    <style:style style:name="T15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53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4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5" style:parent-style-name="Normal" style:family="paragraph">
      <style:paragraph-properties fo:margin-left="1in">
        <style:tab-stops/>
      </style:paragraph-properties>
    </style:style>
    <style:style style:name="T15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58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9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0" style:parent-style-name="Normal" style:family="paragraph">
      <style:paragraph-properties fo:margin-left="1in">
        <style:tab-stops/>
      </style:paragraph-properties>
    </style:style>
    <style:style style:name="T16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63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4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5" style:parent-style-name="Normal" style:family="paragraph">
      <style:paragraph-properties fo:margin-left="1in">
        <style:tab-stops/>
      </style:paragraph-properties>
    </style:style>
    <style:style style:name="T16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68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69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0" style:parent-style-name="Normal" style:family="paragraph">
      <style:paragraph-properties fo:margin-left="1in">
        <style:tab-stops/>
      </style:paragraph-properties>
    </style:style>
    <style:style style:name="T17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73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4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5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6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7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8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9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0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1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2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3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4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5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6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7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8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9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0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1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2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3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4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5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6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7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8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9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0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1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2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3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4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5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6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7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8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9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0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1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2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3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4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5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6" style:parent-style-name="Normal" style:family="paragraph">
      <style:paragraph-properties fo:margin-left="1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GNANAMANI COLLEGE OF</text:p>
      <text:p text:style-name="P2"><text:s/>TECHNOLOGY</text:p>
      <text:p text:style-name="P3">Departnament of<text:s/>BioMedical Engineering<text:s/></text:p>
      <text:p text:style-name="P4">III year</text:p>
      <text:p text:style-name="P5"/>
      <text:p text:style-name="P6">TOPIC : SMART <text:s/>WATER FOUNTAINS</text:p>
      <text:p text:style-name="P7"/>
      <text:p text:style-name="P8"/>
      <text:p text:style-name="P9"><text:span text:style-name="T10"><text:s text:c="7"/></text:span><text:span text:style-name="T11"><text:s/></text:span><text:span text:style-name="T12">TEAM MEMBERS<text:s/></text:span></text:p>
      <text:p text:style-name="P13">M.ABARNA<text:s/>(620821121002)<text:s/></text:p>
      <text:p text:style-name="P14">N.ENISHA<text:s/><text:s/>(620821121022)<text:s/></text:p>
      <text:p text:style-name="P15">R.MOHANADHARSHINI<text:s/>( 620821121067)</text:p>
      <text:p text:style-name="P16">J.DIVYAPRIYA<text:s/>(620821121021)</text:p>
      <text:p text:style-name="P17">K.LOKESHWARI<text:s/>(620821121056)</text:p>
      <text:p text:style-name="P18"><text:s text:c="32"/><text:s text:c="2"/><text:s text:c="4"/><text:s text:c="2"/><text:s text:c="3"/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<text:s/></text:p>
      <text:p text:style-name="P36"/>
      <text:p text:style-name="P37"/>
      <text:p text:style-name="P38"/>
      <text:p text:style-name="P39"/>
      <text:p text:style-name="P40"/>
      <text:p text:style-name="P41"/>
      <text:p text:style-name="P42">SMART WATER FOUNTAINS<text:s/></text:p>
      <text:p text:style-name="P43"/>
      <text:p text:style-name="P44"/>
      <text:p text:style-name="P45">The basic idea of this Arduino water fountain is<text:s/>to take an input from any external sound source<text:s/>like mobile, ipod, pc etc.., sample sound<text:s/>and brark it down to different voltage ranges, then use the<text:s/>output to turn on various relay . We first used as<text:s/>condensor mic based sound sensor<text:s/>module to perform on the sound sources to spilt the<text:s/>sounds into different voltages ranges. Then the voltage will be<text:s/>fed to op- amp to compare sound level with a. Particular limit<text:s/><text:s/>The higher voltage range will correspond to<text:s/>a relay switch ON which comprises a musical water fountain operating to the<text:s/>beats and rythms of the song so here we are building this Musical<text:s/>fountain using Arduino and sound sensor<text:s/></text:p>
      <text:p text:style-name="P46"/>
      <text:p text:style-name="P47">MATERIALS REQUIRED<text:s/></text:p>
      <text:p text:style-name="P48"/>
      <text:list text:style-name="LFO2" text:continue-numbering="true">
        <text:list-item>
          <text:p text:style-name="P49">Arduino Nano<text:s/></text:p>
        </text:list-item>
        <text:list-item>
          <text:p text:style-name="P50">Sound sensor Module<text:s/></text:p>
        </text:list-item>
        <text:list-item>
          <text:p text:style-name="P51">12v Relay module<text:s/></text:p>
        </text:list-item>
        <text:list-item>
          <text:p text:style-name="P52">DC pump<text:s/></text:p>
        </text:list-item>
        <text:list-item>
          <text:p text:style-name="P53">LEDs<text:s/></text:p>
        </text:list-item>
        <text:list-item>
          <text:p text:style-name="P54">Connecting wires<text:s/></text:p>
        </text:list-item>
        <text:list-item>
          <text:p text:style-name="P55">Vero based (or) Breadboard<text:s/></text:p>
        </text:list-item>
      </text:list>
      <text:p text:style-name="P56"/>
      <text:p text:style-name="P57"/>
      <text:p text:style-name="P58"/>
      <text:p text:style-name="P59">WORKING OF A SOUND SENSOR</text:p>
      <text:p text:style-name="P60"><text:s/>The sound sensor module is a simple electric<text:s/>Microphone based<text:s/>electronic board used to sense external sound from the environment.<text:s/>It is based on the LM393 power amplifier and an electret microphone<text:s/>., It can be used to detect wether there is any<text:s/>sound beyond the set threshold limit. The module output<text:s/>is a digital signal which indicates that the sound is greater or lesser than the threshold<text:s/></text:p>
      <text:p text:style-name="P61"><text:s text:c="12"/>The potentiometers<text:s/>can be used to adjust the sensitivity of the<text:s/>sensor module . The module output is HIGH/ LOW<text:s/>when the sound source is Lower / high than the threshold<text:s/>set by the potentiometer same sound sensor module can<text:s/>also be used for measuring the sound level is<text:s/>decibel .</text:p>
      <text:p text:style-name="P62"><text:s text:c="9"/>The complete program of this Arduino<text:s/>water fountain projects is given at the bottom of the page.<text:s/>But here I am just explaining that by parts for better understanding</text:p>
      <text:p text:style-name="P63"><text:s text:c="21"/></text:p>
      <text:p text:style-name="P64"><text:s text:c="16"/>int<text:s/>sensor<text:s/>= A6;</text:p>
      <text:p text:style-name="P65"><text:s text:c="16"/>int<text:s/><text:s/>redled = 12;<text:s/></text:p>
      <text:p text:style-name="P66"><text:s text:c="16"/>int<text:s/>greenled=11;</text:p>
      <text:p text:style-name="P67"><text:s text:c="16"/>int pump<text:s/>= 10;</text:p>
      <text:p text:style-name="P68"><text:s text:c="16"/># define REF<text:s/>700</text:p>
      <text:p text:style-name="P69"><text:s text:c="15"/>delay <text:s/>(70) ;</text:p>
      <text:p text:style-name="P70"><text:s text:c="16"/>}</text:p>
      <text:p text:style-name="P71"><text:s text:c="17"/>Printmode (sensor, INPUT) ;</text:p>
      <text:p text:style-name="P72"><text:s text:c="17"/>Pinmode (redled, OUTPUT) ;</text:p>
      <text:p text:style-name="P73"><text:s text:c="17"/>Pinmode<text:s/><text:s/>(greenlet, OUTPUT);<text:s/></text:p>
      <text:p text:style-name="P74"><text:s text:c="15"/>}</text:p>
      <text:p text:style-name="P75"><text:s text:c="17"/>Void loop<text:s/>()</text:p>
      <text:p text:style-name="P76"><text:s text:c="14"/>{</text:p>
      <text:p text:style-name="P77"><text:s text:c="11"/>int sensor – value<text:s/>= analog read sensor<text:s/></text:p>
      <text:p text:style-name="P78"><text:s text:c="10"/>if ( sensor<text:s/>– value<text:s/>&gt; REF )<text:s/></text:p>
      <text:p text:style-name="P79"><text:s text:c="8"/>{</text:p>
      <text:p text:style-name="P80"><text:s text:c="9"/>digitalwrite<text:s/>( greenled, HIGH);<text:s/></text:p>
      <text:p text:style-name="P81"><text:s text:c="10"/>digitalwrite (redled, HIGH ) ;<text:s/></text:p>
      <text:p text:style-name="P82">digitalwrite<text:s/>(pump, HIGH) ;<text:s/></text:p>
      <text:p text:style-name="P83">delay (70);<text:s/></text:p>
      <text:p text:style-name="P84">}</text:p>
      <text:p text:style-name="P85">else</text:p>
      <text:p text:style-name="P86">{</text:p>
      <text:p text:style-name="P87"><text:s/>digitalwrite ( greenled, LOW );</text:p>
      <text:p text:style-name="P88">digitalwrite (redled, LOW);<text:s/></text:p>
      <text:p text:style-name="P89">digitalwrite (pump, LOW) ;<text:s/></text:p>
      <text:p text:style-name="P90">delay (70);</text:p>
      <text:p text:style-name="P91">}<text:s/></text:p>
      <text:p text:style-name="P92">}</text:p>
      <text:p text:style-name="P93"/>
      <text:p text:style-name="P94"><text:s text:c="22"/>PHASE<text:s/>2</text:p>
      <text:p text:style-name="P95">INNOVATION</text:p>
      <text:p text:style-name="P96"><text:s text:c="7"/></text:p>
      <text:p text:style-name="P97"/>
      <text:p text:style-name="P98"/>
      <text:p text:style-name="P99"/>
      <text:p text:style-name="P100"/>
      <text:p text:style-name="P101"><text:s text:c="3"/>1. Hydration Tracking:</text:p>
      <text:p text:style-name="P102"><text:s text:c="3"/>Create a water fountain that integrates with a smartphone app to track users' hydration levels. It could provide reminders to drink water based on individual needs and send data to health apps.</text:p>
      <text:p text:style-name="P103"/>
      <text:p text:style-name="P104">2. Water Quality Monitoring:</text:p>
      <text:p text:style-name="P105"><text:span text:style-name="T106"><text:s text:c="3"/></text:span><text:span text:style-name="T107">Install sensors to monitor water quality in real-time. Users can check water purity levels and receive alerts if any issues arise, promoting safe drinking.</text:span></text:p>
      <text:p text:style-name="P108"/>
      <text:p text:style-name="P109">3. Touchless Operation:</text:p>
      <text:p text:style-name="P110"><text:span text:style-name="T111"><text:s text:c="3"/></text:span><text:span text:style-name="T112">Implement touchless or gesture-based controls to minimize the spread of germs. Users can activate the fountain without physically touching any buttons.</text:span></text:p>
      <text:p text:style-name="P113"/>
      <text:p text:style-name="P114">4. Personalized Dispensing:</text:p>
      <text:p text:style-name="P115"><text:span text:style-name="T116"><text:s text:c="3"/></text:span><text:span text:style-name="T117">Customize water temperature and carbonation levels to suit individual preferences. Users can choose between cold, room temperature, or sparkling water.</text:span></text:p>
      <text:p text:style-name="P118"/>
      <text:p text:style-name="P119">5. Sustainability Features:</text:p>
      <text:p text:style-name="P120"><text:span text:style-name="T121"><text:s text:c="3"/></text:span><text:span text:style-name="T122">Make the fountain eco-friendly by incorporating a water purification system and using materials that reduce waste and energy consumption.</text:span></text:p>
      <text:p text:style-name="P123"/>
      <text:p text:style-name="P124">6. Voice Assistant Integration:</text:p>
      <text:p text:style-name="P125"><text:span text:style-name="T126"><text:s text:c="3"/></text:span><text:span text:style-name="T127">Enable voice-activated controls using popular voice assistants like Alexa or Google Assistant for a seamless user experience.</text:span></text:p>
      <text:p text:style-name="P128"/>
      <text:p text:style-name="P129">7. Water Usage Analytics:</text:p>
      <text:p text:style-name="P130"><text:span text:style-name="T131"><text:s text:c="3"/></text:span><text:span text:style-name="T132">Collect data on water consumption patterns and offer insights to encourage users to reduce water waste and stay hydrated.</text:span></text:p>
      <text:p text:style-name="P133"/>
      <text:p text:style-name="P134">8. Maintenance Alerts:</text:p>
      <text:p text:style-name="P135"><text:span text:style-name="T136"><text:s text:c="3"/></text:span><text:span text:style-name="T137">Equip the fountain with sensors that detect maintenance needs and automatically send alerts to facility managers.</text:span></text:p>
      <text:p text:style-name="P138"/>
      <text:p text:style-name="P139">9. QR Code Information:</text:p>
      <text:p text:style-name="P140"><text:span text:style-name="T141"><text:s text:c="3"/></text:span><text:span text:style-name="T142">Display QR codes linking to information about the water source, filtration process, and sustainability efforts, promoting transparency.</text:span></text:p>
      <text:p text:style-name="P143"/>
      <text:p text:style-name="P144">10. Bottle Refill Stations:</text:p>
      <text:p text:style-name="P145"><text:span text:style-name="T146"><text:s text:c="4"/></text:span><text:span text:style-name="T147">Include bottle refill stations with customizable bottle-filling options, such as volume control and water temperature.</text:span></text:p>
      <text:p text:style-name="P148"/>
      <text:p text:style-name="P149">11. User-Friendly Design:</text:p>
      <text:p text:style-name="P150"><text:span text:style-name="T151"><text:s text:c="4"/></text:span><text:span text:style-name="T152">Focus on an ergonomic and aesthetically pleasing design that encourages people to use the fountain.</text:span></text:p>
      <text:p text:style-name="P153"/>
      <text:p text:style-name="P154">12. Water Dispensing Games:</text:p>
      <text:p text:style-name="P155"><text:span text:style-name="T156"><text:s text:c="4"/></text:span><text:span text:style-name="T157">Gamify the experience by adding interactive elements like quizzes or trivia that users can engage with while filling their water bottles.</text:span></text:p>
      <text:p text:style-name="P158"/>
      <text:p text:style-name="P159">13. Eco-Education:</text:p>
      <text:p text:style-name="P160"><text:span text:style-name="T161"><text:s text:c="4"/></text:span><text:span text:style-name="T162">Use digital displays to educate users about the importance of water conservation and sustainable practices.</text:span></text:p>
      <text:p text:style-name="P163"/>
      <text:p text:style-name="P164">14. UV-C Sterilization:</text:p>
      <text:p text:style-name="P165"><text:span text:style-name="T166"><text:s text:c="4"/></text:span><text:span text:style-name="T167">Incorporate UV-C sterilization technology to ensure that the fountain's dispensing area remains sanitary.</text:span></text:p>
      <text:p text:style-name="P168"/>
      <text:p text:style-name="P169">15. Mobile App Integration:</text:p>
      <text:p text:style-name="P170"><text:span text:style-name="T171"><text:s text:c="2"/></text:span><text:span text:style-name="T172"><text:s text:c="2"/>Allow users to locate nearby smart water fountains using a mobile app, making it convenient to find clean water on the go.</text:span></text:p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harshinimohana9@gmail.com</meta:initial-creator>
    <dc:creator>dharshinimohana9@gmail.com</dc:creator>
    <meta:creation-date>2023-10-10T04:57:00Z</meta:creation-date>
    <dc:date>2023-10-10T04:57:00Z</dc:date>
    <meta:template xlink:href="Normal.dotm" xlink:type="simple"/>
    <meta:editing-cycles>58</meta:editing-cycles>
    <meta:editing-duration>PT8400S</meta:editing-duration>
    <meta:document-statistic meta:page-count="1" meta:paragraph-count="10" meta:word-count="806" meta:character-count="5393" meta:row-count="38" meta:non-whitespace-character-count="4597"/>
  </office:meta>
</office:document-meta>
</file>